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5cm" style:rel-column-width="6067*"/>
    </style:style>
    <style:style style:name="Tabla2.B" style:family="table-column">
      <style:table-column-properties style:column-width="3.935cm" style:rel-column-width="9310*"/>
    </style:style>
    <style:style style:name="Tabla2.C" style:family="table-column">
      <style:table-column-properties style:column-width="2.695cm" style:rel-column-width="6376*"/>
    </style:style>
    <style:style style:name="Tabla2.D" style:family="table-column">
      <style:table-column-properties style:column-width="2.598cm" style:rel-column-width="6147*"/>
    </style:style>
    <style:style style:name="Tabla2.E" style:family="table-column">
      <style:table-column-properties style:column-width="0.397cm" style:rel-column-width="938*"/>
    </style:style>
    <style:style style:name="Tabla2.F" style:family="table-column">
      <style:table-column-properties style:column-width="4.112cm" style:rel-column-width="9727*"/>
    </style:style>
    <style:style style:name="Tabla2.G" style:family="table-column">
      <style:table-column-properties style:column-width="7.396cm" style:rel-column-width="17497*"/>
    </style:style>
    <style:style style:name="Tabla2.H" style:family="table-column">
      <style:table-column-properties style:column-width="4.004cm" style:rel-column-width="9473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none" fo:border-right="none" fo:border-top="none" fo:border-bottom="0.05pt solid #000000"/>
    </style:style>
    <style:style style:name="Tabla2.F2" style:family="table-cell">
      <style:table-cell-properties style:vertical-align="middle" fo:padding="0.097cm" fo:border-left="none" fo:border-right="none" fo:border-top="none" fo:border-bottom="0.05pt solid #000000"/>
    </style:style>
    <style:style style:name="Tabla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none" fo:border-right="none" fo:border-top="none" fo:border-bottom="0.05pt solid #000000"/>
    </style:style>
    <style:style style:name="Tabla2.F3" style:family="table-cell">
      <style:table-cell-properties style:vertical-align="middle" fo:padding="0.097cm" fo:border-left="none" fo:border-right="none" fo:border-top="none" fo:border-bottom="0.05pt solid #000000"/>
    </style:style>
    <style:style style:name="Tabl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none" fo:border-right="none" fo:border-top="none" fo:border-bottom="0.05pt solid #000000"/>
    </style:style>
    <style:style style:name="Tabla2.F4" style:family="table-cell">
      <style:table-cell-properties style:vertical-align="middle" fo:padding="0.097cm" fo:border-left="none" fo:border-right="none" fo:border-top="none" fo:border-bottom="0.05pt solid #000000"/>
    </style:style>
    <style:style style:name="Tabl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4.A" style:family="table-column">
      <style:table-column-properties style:column-width="2.085cm" style:rel-column-width="4932*"/>
    </style:style>
    <style:style style:name="Tabla4.B" style:family="table-column">
      <style:table-column-properties style:column-width="2.311cm" style:rel-column-width="5466*"/>
    </style:style>
    <style:style style:name="Tabla4.C" style:family="table-column">
      <style:table-column-properties style:column-width="2.104cm" style:rel-column-width="4978*"/>
    </style:style>
    <style:style style:name="Tabla4.D" style:family="table-column">
      <style:table-column-properties style:column-width="0.397cm" style:rel-column-width="938*"/>
    </style:style>
    <style:style style:name="Tabla4.E" style:family="table-column">
      <style:table-column-properties style:column-width="3.992cm" style:rel-column-width="9443*"/>
    </style:style>
    <style:style style:name="Tabla4.F" style:family="table-column">
      <style:table-column-properties style:column-width="3.177cm" style:rel-column-width="7515*"/>
    </style:style>
    <style:style style:name="Tabla4.G" style:family="table-column">
      <style:table-column-properties style:column-width="2.895cm" style:rel-column-width="6848*"/>
    </style:style>
    <style:style style:name="Tabla4.H" style:family="table-column">
      <style:table-column-properties style:column-width="2.173cm" style:rel-column-width="5141*"/>
    </style:style>
    <style:style style:name="Tabla4.I" style:family="table-column">
      <style:table-column-properties style:column-width="3.073cm" style:rel-column-width="7269*"/>
    </style:style>
    <style:style style:name="Tabla4.J" style:family="table-column">
      <style:table-column-properties style:column-width="2.387cm" style:rel-column-width="5646*"/>
    </style:style>
    <style:style style:name="Tabla4.K" style:family="table-column">
      <style:table-column-properties style:column-width="3.11cm" style:rel-column-width="7359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4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none" fo:border-right="none" fo:border-top="none" fo:border-bottom="0.05pt solid #000000"/>
    </style:style>
    <style:style style:name="Tabla4.E3" style:family="table-cell">
      <style:table-cell-properties style:vertical-align="middle" fo:padding="0.097cm" fo:border-left="none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none" fo:border-right="none" fo:border-top="none" fo:border-bottom="0.05pt solid #000000"/>
    </style:style>
    <style:style style:name="Tabla4.E4" style:family="table-cell">
      <style:table-cell-properties style:vertical-align="middle" fo:padding="0.097cm" fo:border-left="none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5" style:family="table-cell">
      <style:table-cell-properties style:vertical-align="middle" fo:padding="0.097cm" fo:border-left="none" fo:border-right="none" fo:border-top="none" fo:border-bottom="0.05pt solid #000000"/>
    </style:style>
    <style:style style:name="Tabla4.E5" style:family="table-cell">
      <style:table-cell-properties style:vertical-align="middle" fo:padding="0.097cm" fo:border-left="none" fo:border-right="none" fo:border-top="none" fo:border-bottom="0.05pt solid #000000"/>
    </style:style>
    <style:style style:name="Tab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" style:family="table">
      <style:table-properties style:width="27.7cm" table:align="margins" fo:background-color="transparent">
        <style:background-image/>
      </style:table-properties>
    </style:style>
    <style:style style:name="Táboa4.A" style:family="table-column">
      <style:table-column-properties style:column-width="27.7cm" style:rel-column-width="65535*"/>
    </style:style>
    <style:style style:name="Táboa4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4.2" style:family="table-row">
      <style:table-row-properties style:min-row-height="5.353cm"/>
    </style:style>
    <style:style style:name="Táboa4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402cm" style:rel-column-width="5683*"/>
    </style:style>
    <style:style style:name="Táboa2.B" style:family="table-column">
      <style:table-column-properties style:column-width="2.706cm" style:rel-column-width="6401*"/>
    </style:style>
    <style:style style:name="Táboa2.D" style:family="table-column">
      <style:table-column-properties style:column-width="1.993cm" style:rel-column-width="4715*"/>
    </style:style>
    <style:style style:name="Táboa2.E" style:family="table-column">
      <style:table-column-properties style:column-width="0.489cm" style:rel-column-width="1155*"/>
    </style:style>
    <style:style style:name="Táboa2.F" style:family="table-column">
      <style:table-column-properties style:column-width="3.702cm" style:rel-column-width="8759*"/>
    </style:style>
    <style:style style:name="Táboa2.G" style:family="table-column">
      <style:table-column-properties style:column-width="6.706cm" style:rel-column-width="15866*"/>
    </style:style>
    <style:style style:name="Táboa2.H" style:family="table-column">
      <style:table-column-properties style:column-width="3.207cm" style:rel-column-width="7586*"/>
    </style:style>
    <style:style style:name="Táboa2.I" style:family="table-column">
      <style:table-column-properties style:column-width="4.094cm" style:rel-column-width="9687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" style:family="table">
      <style:table-properties style:width="27.7cm" table:align="margins" fo:background-color="transparent">
        <style:background-image/>
      </style:table-properties>
    </style:style>
    <style:style style:name="Táboa6.A" style:family="table-column">
      <style:table-column-properties style:column-width="6.309cm" style:rel-column-width="14927*"/>
    </style:style>
    <style:style style:name="Táboa6.B" style:family="table-column">
      <style:table-column-properties style:column-width="1.603cm" style:rel-column-width="3793*"/>
    </style:style>
    <style:style style:name="Táboa6.C" style:family="table-column">
      <style:table-column-properties style:column-width="1.475cm" style:rel-column-width="3488*"/>
    </style:style>
    <style:style style:name="Táboa6.D" style:family="table-column">
      <style:table-column-properties style:column-width="2.115cm" style:rel-column-width="5003*"/>
    </style:style>
    <style:style style:name="Táboa6.E" style:family="table-column">
      <style:table-column-properties style:column-width="1.39cm" style:rel-column-width="3288*"/>
    </style:style>
    <style:style style:name="Táboa6.F" style:family="table-column">
      <style:table-column-properties style:column-width="14.81cm" style:rel-column-width="35036*"/>
    </style:style>
    <style:style style:name="Táboa6.1" style:family="table-row">
      <style:table-row-properties fo:background-color="transparent">
        <style:background-image/>
      </style:table-row-properties>
    </style:style>
    <style:style style:name="Tábo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6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6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7190f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7190f5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7190f5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7190f5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7190f5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7190f5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7190f5" style:font-weight-asian="bold" style:font-weight-complex="bold"/>
    </style:style>
    <style:style style:name="P8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9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7190f5" style:font-size-asian="18pt" style:font-weight-asian="bold" style:font-size-complex="18pt" style:font-weight-complex="bold"/>
    </style:style>
    <style:style style:name="P10" style:family="paragraph" style:parent-style-name="Table_20_Contents">
      <style:text-properties style:font-name="Arial1" fo:font-size="6pt" officeooo:paragraph-rsid="002bce7d" style:font-size-asian="5.25pt" style:font-size-complex="6pt"/>
    </style:style>
    <style:style style:name="P11" style:family="paragraph" style:parent-style-name="Table_20_Contents">
      <style:text-properties style:font-name="Arial1" officeooo:paragraph-rsid="007190f5"/>
    </style:style>
    <style:style style:name="P12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4ae8b2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1" fo:font-size="8pt" officeooo:rsid="00475e03" officeooo:paragraph-rsid="004ae8b2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1" fo:font-size="8pt" officeooo:rsid="005a116b" officeooo:paragraph-rsid="004ae8b2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4ae8b2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alibri1" fo:font-size="8pt" officeooo:rsid="004cfd57" officeooo:paragraph-rsid="004cfd57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4dc6ca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Calibri1" fo:font-size="8pt" officeooo:rsid="0050bdb7" officeooo:paragraph-rsid="0050bdb7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1" fo:font-size="8pt" officeooo:rsid="005117d8" officeooo:paragraph-rsid="005117d8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alibri1" fo:font-size="8pt" officeooo:rsid="0052b7d9" officeooo:paragraph-rsid="0052b7d9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Calibri1" fo:font-size="8pt" officeooo:rsid="00706e6e" officeooo:paragraph-rsid="007190f5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Calibri1" fo:font-size="8pt" officeooo:rsid="0071cfe4" officeooo:paragraph-rsid="007190f5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Calibri1" fo:font-size="8pt" officeooo:rsid="0071cfe4" officeooo:paragraph-rsid="007190f5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Calibri1" fo:font-size="8pt" officeooo:rsid="0071cfe4" officeooo:paragraph-rsid="007190f5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8pt" officeooo:rsid="00764753" officeooo:paragraph-rsid="007190f5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10pt" officeooo:rsid="001c198a" officeooo:paragraph-rsid="007190f5" style:font-size-asian="10pt" style:font-size-complex="10pt"/>
    </style:style>
    <style:style style:name="P27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1c198a" officeooo:paragraph-rsid="007190f5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10pt" officeooo:rsid="00097482" officeooo:paragraph-rsid="007190f5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10pt" officeooo:rsid="002284e0" officeooo:paragraph-rsid="007190f5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1" fo:font-size="10pt" officeooo:rsid="0017c643" officeooo:paragraph-rsid="007190f5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10.5pt" officeooo:rsid="001c198a" officeooo:paragraph-rsid="007190f5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10.5pt" officeooo:rsid="001db5c4" officeooo:paragraph-rsid="007190f5" style:font-size-asian="10.5pt" style:font-size-complex="10.5pt"/>
    </style:style>
    <style:style style:name="P33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10.5pt" officeooo:rsid="001db5c4" officeooo:paragraph-rsid="007190f5" style:font-size-asian="10.5pt" style:font-size-complex="10.5pt"/>
    </style:style>
    <style:style style:name="P34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10.5pt" officeooo:rsid="001db5c4" officeooo:paragraph-rsid="007190f5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10.5pt" officeooo:rsid="001ae877" officeooo:paragraph-rsid="007190f5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10.5pt" officeooo:rsid="00097482" officeooo:paragraph-rsid="007190f5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e8b2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e8b2" style:font-weight-asian="bold" style:font-weight-complex="bold"/>
    </style:style>
    <style:style style:name="P39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Comic Sans MS" fo:font-weight="normal" officeooo:rsid="005404c3" officeooo:paragraph-rsid="005404c3" style:font-weight-asian="normal" style:font-weight-complex="normal"/>
    </style:style>
    <style:style style:name="P40" style:family="paragraph" style:parent-style-name="Standard">
      <style:text-properties officeooo:paragraph-rsid="002bce7d"/>
    </style:style>
    <style:style style:name="P41" style:family="paragraph" style:parent-style-name="Standard">
      <style:text-properties fo:font-size="8pt" officeooo:paragraph-rsid="004ae8b2" style:font-size-asian="7pt" style:font-size-complex="8pt"/>
    </style:style>
    <style:style style:name="P42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aab84" officeooo:paragraph-rsid="005aab84" style:font-weight-asian="normal" style:font-weight-complex="normal"/>
    </style:style>
    <style:style style:name="P43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404c3" officeooo:paragraph-rsid="005404c3" style:font-weight-asian="normal" style:font-weight-complex="normal"/>
    </style:style>
    <style:style style:name="P44" style:family="paragraph" style:parent-style-name="Standard">
      <style:paragraph-properties fo:break-before="page"/>
      <style:text-properties fo:font-size="6pt" officeooo:paragraph-rsid="007190f5" style:font-size-asian="5.25pt" style:font-size-complex="6pt"/>
    </style:style>
    <style:style style:name="P45" style:family="paragraph" style:parent-style-name="Standard">
      <style:text-properties fo:font-size="6pt" officeooo:paragraph-rsid="007190f5" style:font-size-asian="5.25pt" style:font-size-complex="6pt"/>
    </style:style>
    <style:style style:name="P46" style:family="paragraph" style:parent-style-name="Standard">
      <style:text-properties fo:font-size="10pt" officeooo:paragraph-rsid="007190f5" style:font-size-asian="8.75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7190f5" style:font-name-asian="Calibri" style:font-size-asian="8pt" style:font-name-complex="Calibri" style:font-size-complex="8pt"/>
    </style:style>
    <style:style style:name="P48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632e5c" officeooo:paragraph-rsid="00632e5c" style:font-weight-asian="normal" style:font-weight-complex="normal"/>
    </style:style>
    <style:style style:name="P49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647c79" officeooo:paragraph-rsid="00647c79" style:font-weight-asian="normal" style:font-weight-complex="normal"/>
    </style:style>
    <style:style style:name="P50" style:family="paragraph" style:parent-style-name="Standard">
      <style:paragraph-properties fo:break-before="page"/>
      <style:text-properties fo:font-size="6pt" officeooo:paragraph-rsid="0071a3fd" style:font-size-asian="5.25pt" style:font-size-complex="6pt"/>
    </style:style>
    <style:style style:name="P51" style:family="paragraph" style:parent-style-name="Standard">
      <style:text-properties fo:font-size="6pt" officeooo:paragraph-rsid="0071a3fd" style:font-size-asian="5.25pt" style:font-size-complex="6pt"/>
    </style:style>
    <style:style style:name="P52" style:family="paragraph" style:parent-style-name="Standard">
      <style:text-properties fo:font-size="8pt" officeooo:paragraph-rsid="0071a3fd" style:font-size-asian="7pt" style:font-size-complex="8pt"/>
    </style:style>
    <style:style style:name="P53" style:family="paragraph" style:parent-style-name="Standard">
      <style:text-properties fo:font-size="10pt" officeooo:paragraph-rsid="0071a3fd" style:font-size-asian="8.75pt" style:font-size-complex="10pt"/>
    </style:style>
    <style:style style:name="P54" style:family="paragraph" style:parent-style-name="Standard">
      <style:text-properties officeooo:paragraph-rsid="0071a3fd"/>
    </style:style>
    <style:style style:name="P55" style:family="paragraph" style:parent-style-name="Table_20_Contents" style:list-style-name="L3">
      <style:paragraph-properties fo:text-align="center" style:justify-single-word="false"/>
      <style:text-properties style:font-name="Calibri1" fo:font-size="8pt" officeooo:rsid="0050bdb7" officeooo:paragraph-rsid="0050bdb7" style:font-size-asian="8pt" style:font-size-complex="8pt"/>
    </style:style>
    <style:style style:name="P56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8a6b5e" officeooo:paragraph-rsid="0071a3fd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Calibri1" fo:font-size="8pt" officeooo:rsid="008a6b5e" officeooo:paragraph-rsid="0071a3fd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style:font-name="Calibri1" fo:font-size="8pt" officeooo:rsid="004cfd57" officeooo:paragraph-rsid="0071a3fd" style:font-size-asian="8pt" style:font-size-complex="8pt"/>
    </style:style>
    <style:style style:name="P59" style:family="paragraph" style:parent-style-name="Table_20_Contents">
      <style:paragraph-properties fo:text-align="center" style:justify-single-word="false"/>
      <style:text-properties style:font-name="Calibri1" fo:font-size="8pt" officeooo:rsid="006c90b5" officeooo:paragraph-rsid="0071a3fd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71a3fd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style:font-name="Calibri1" fo:font-size="8pt" officeooo:rsid="005a116b" officeooo:paragraph-rsid="0071a3fd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71a3fd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style:font-name="Calibri1" fo:font-size="8pt" officeooo:rsid="0052b7d9" officeooo:paragraph-rsid="0071a3fd" style:font-size-asian="8pt" style:font-size-complex="8pt"/>
    </style:style>
    <style:style style:name="P64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71a3fd" style:font-size-asian="8pt" style:font-size-complex="8pt"/>
    </style:style>
    <style:style style:name="P65" style:family="paragraph" style:parent-style-name="Table_20_Contents">
      <style:paragraph-properties fo:text-align="center" style:justify-single-word="false"/>
      <style:text-properties style:font-name="Calibri1" fo:font-size="8pt" officeooo:rsid="008babf9" officeooo:paragraph-rsid="0071a3fd" style:font-size-asian="8pt" style:font-size-complex="8pt"/>
    </style:style>
    <style:style style:name="P66" style:family="paragraph" style:parent-style-name="Table_20_Contents">
      <style:paragraph-properties fo:text-align="end" style:justify-single-word="false"/>
      <style:text-properties style:font-name="Calibri1" fo:font-size="8pt" officeooo:rsid="008babf9" officeooo:paragraph-rsid="0071a3fd" style:font-size-asian="8pt" style:font-size-complex="8pt"/>
    </style:style>
    <style:style style:name="P67" style:family="paragraph" style:parent-style-name="Table_20_Contents">
      <style:paragraph-properties fo:text-align="start" style:justify-single-word="false"/>
      <style:text-properties style:font-name="Calibri1" fo:font-size="8pt" officeooo:rsid="008babf9" officeooo:paragraph-rsid="0071a3fd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Calibri1" fo:font-size="8pt" officeooo:rsid="001c198a" officeooo:paragraph-rsid="0071a3fd" style:font-size-asian="8pt" style:font-size-complex="8pt"/>
    </style:style>
    <style:style style:name="P69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8pt" officeooo:rsid="001c198a" officeooo:paragraph-rsid="0071a3fd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style:font-name="Calibri1" fo:font-size="8pt" officeooo:rsid="002284e0" officeooo:paragraph-rsid="0071a3fd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style:font-name="Calibri1" fo:font-size="8pt" officeooo:rsid="0017c643" officeooo:paragraph-rsid="0071a3fd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style:font-name="Calibri1" fo:font-size="8pt" officeooo:rsid="0098bc30" officeooo:paragraph-rsid="0071a3fd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Calibri1" fo:font-size="8pt" officeooo:rsid="00996966" officeooo:paragraph-rsid="0071a3fd" style:font-size-asian="8pt" style:font-size-complex="8pt"/>
    </style:style>
    <style:style style:name="P74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8pt" officeooo:rsid="00996966" officeooo:paragraph-rsid="0071a3fd" style:font-size-asian="8pt" style:font-size-complex="8pt"/>
    </style:style>
    <style:style style:name="P75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96966" officeooo:paragraph-rsid="0071a3fd" style:font-size-asian="8pt" style:font-size-complex="8pt"/>
    </style:style>
    <style:style style:name="P76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a3e78" officeooo:paragraph-rsid="0071a3fd" style:font-size-asian="8pt" style:font-size-complex="8pt"/>
    </style:style>
    <style:style style:name="P77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71a3fd" style:font-size-asian="18pt" style:font-weight-asian="bold" style:font-size-complex="18pt" style:font-weight-complex="bold"/>
    </style:style>
    <style:style style:name="P78" style:family="paragraph" style:parent-style-name="Table_20_Contents">
      <style:text-properties style:font-name="Arial1" fo:font-size="6pt" officeooo:paragraph-rsid="0071a3fd" style:font-size-asian="5.25pt" style:font-size-complex="6pt"/>
    </style:style>
    <style:style style:name="P79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71a3fd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71a3fd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71a3fd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71a3fd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71a3fd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71a3fd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71a3fd" style:font-weight-asian="bold" style:font-weight-complex="bold"/>
    </style:style>
    <style:style style:name="P86" style:family="paragraph" style:parent-style-name="Table_20_Contents">
      <style:text-properties style:font-name="Arial1" officeooo:paragraph-rsid="0071a3fd"/>
    </style:style>
    <style:style style:name="P87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71a3fd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71a3fd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71a3fd" style:font-name-asian="Calibri" style:font-size-asian="8pt" style:font-name-complex="Calibri" style:font-size-complex="8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632e5c"/>
    </style:style>
    <style:style style:name="T5" style:family="text">
      <style:text-properties officeooo:rsid="00632e5c"/>
    </style:style>
    <style:style style:name="T6" style:family="text">
      <style:text-properties officeooo:rsid="00647c79"/>
    </style:style>
    <style:style style:name="T7" style:family="text">
      <style:text-properties officeooo:rsid="0064fd4d"/>
    </style:style>
    <style:style style:name="T8" style:family="text">
      <style:text-properties officeooo:rsid="000ff92a"/>
    </style:style>
    <style:style style:name="T9" style:family="text">
      <style:text-properties officeooo:rsid="0022a7b8"/>
    </style:style>
    <style:style style:name="T10" style:family="text">
      <style:text-properties officeooo:rsid="0066fe48"/>
    </style:style>
    <style:style style:name="T11" style:family="text">
      <style:text-properties officeooo:rsid="006a703c"/>
    </style:style>
    <style:style style:name="T12" style:family="text">
      <style:text-properties officeooo:rsid="006bfff1"/>
    </style:style>
    <style:style style:name="T13" style:family="text">
      <style:text-properties officeooo:rsid="00703d7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8">E<text:span text:style-name="T1">nunciado</text:span></text:p>
          </table:table-cell>
        </table:table-row>
        <table:table-row>
          <table:table-cell table:style-name="Tabla1.A2" office:value-type="string">
            <text:p text:style-name="P43"/>
            <text:p text:style-name="P39"><text:span text:style-name="T3">El Concello de Vigo desea </text:span><text:span text:style-name="T4">instalar en Castrelos un Zoo para lo cual necesita crear una aplicación que guarde información sobre las Especies de Animales, a los Empleados (cuidadores y guías) y también de los distintos itinerarios ofrecidos para las Visitas.</text:span></text:p>
            <text:p text:style-name="P42">La gerente, <text:span text:style-name="T5">Gumersinda</text:span>, ha aportado la siguiente información:</text:p>
            <text:list text:style-name="L1">
              <text:list-item>
                <text:p text:style-name="P48"><text:span text:style-name="T6">De cada</text:span> Especies interesa saber el nombre en español, el nombre, descripción general, <text:span text:style-name="T10">años y peso promedios de cada una</text:span>. Cada Especie puede vivir en diferentes Hábitats naturales, compartiendo el Hábitat con otras Especies. Cada Especie se halla en una Zona específica que puede compartir con otras Especies.</text:p>
              </text:list-item>
              <text:list-item>
                <text:p text:style-name="P48"><text:span text:style-name="T6">De cada </text:span>Hábitat natural <text:span text:style-name="T6">interesa saber</text:span> nombre, clima asociado y tipo de vegetación predominante. Cada Hábitat se puede encontrar en varios Continentes.</text:p>
              </text:list-item>
              <text:list-item>
                <text:p text:style-name="P48">De las Zonas en las que se hallan distintas Especies interesa su nombre y la extensión que ocupan.</text:p>
              </text:list-item>
              <text:list-item>
                <text:p text:style-name="P48">De los Itinerarios interesa <text:span text:style-name="T6">su código, </text:span><text:span text:style-name="T11">hora de inicio, </text:span><text:span text:style-name="T6">duración, longitud </text:span><text:span text:style-name="T12">y</text:span><text:span text:style-name="T6"> número máximo de visitantes. Cada Itinerario recorre distintas Zonas y cada Zona puede ser recorrida por distintos Itinerarios.</text:span></text:p>
              </text:list-item>
              <text:list-item>
                <text:p text:style-name="P49">De los Guías del Parque interesa su nombre, <text:span text:style-name="T13">apellidos</text:span>, dirección, teléfono y fecha de inicio a trabajar en el Zoo. Cada Guía puede llevar varios Itinerarios, pero cada Itinerario será asignado a distintos Guías en diferentes horas.</text:p>
              </text:list-item>
              <text:list-item>
                <text:p text:style-name="P49">De los Cuidadores interesa su nombre, apellidos, dirección, teléfono y fecha de inicio a trabajar en el Zoo. Cada Cuidador puede atender varias Especies <text:span text:style-name="T7">y cada Especie será atendida por varios Cuidadores, siendo interesante la fecha en la que el Cuidador atiende a cada Especie.</text:span></text:p>
              </text:list-item>
            </text:list>
          </table:table-cell>
        </table:table-row>
      </table:table>
      <text:p text:style-name="P40"/>
      <text:p text:style-name="P40"/>
      <text:p text:style-name="P54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77">Modelo Entidad/Relación</text:p>
          </table:table-cell>
        </table:table-row>
        <table:table-row table:style-name="Tabla11.2">
          <table:table-cell table:style-name="Tabla11.A2" office:value-type="string">
            <text:p text:style-name="P78"/>
          </table:table-cell>
        </table:table-row>
      </table:table>
      <text:p text:style-name="P5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p text:style-name="P87">Entidad</text:p>
          </table:table-cell>
          <table:table-cell table:style-name="Tabla2.A1" office:value-type="string">
            <text:p text:style-name="P87">Clave primaria</text:p>
          </table:table-cell>
          <table:table-cell table:style-name="Tabla2.A1" office:value-type="string">
            <text:p text:style-name="P87">Clave Secundaria</text:p>
          </table:table-cell>
          <table:table-cell table:style-name="Tabla2.A1" table:number-columns-spanned="3" office:value-type="string">
            <text:p text:style-name="P88">Clave foránea</text:p>
          </table:table-cell>
          <table:covered-table-cell/>
          <table:covered-table-cell/>
          <table:table-cell table:style-name="Tabla2.A1" office:value-type="string">
            <text:p text:style-name="P87">Atributos NO primos</text:p>
          </table:table-cell>
          <table:table-cell table:style-name="Tabla2.H1" office:value-type="string">
            <text:p text:style-name="P87">Atributos multivaluados</text:p>
          </table:table-cell>
        </table:table-row>
        <table:table-row>
          <table:table-cell table:style-name="Tabla2.A2" office:value-type="string">
            <text:p text:style-name="P57"/>
          </table:table-cell>
          <table:table-cell table:style-name="Tabla2.B2" office:value-type="string">
            <text:p text:style-name="P57"/>
          </table:table-cell>
          <table:table-cell table:style-name="Tabla2.C2" office:value-type="string">
            <text:p text:style-name="P58"/>
          </table:table-cell>
          <table:table-cell table:style-name="Tabla2.D2" office:value-type="string">
            <text:p text:style-name="P59"/>
          </table:table-cell>
          <table:table-cell table:style-name="Tabla2.E2" office:value-type="string">
            <text:p text:style-name="P89">→</text:p>
          </table:table-cell>
          <table:table-cell table:style-name="Tabla2.F2" office:value-type="string">
            <text:p text:style-name="P59"/>
          </table:table-cell>
          <table:table-cell table:style-name="Tabla2.G2" office:value-type="string">
            <text:p text:style-name="P57"/>
          </table:table-cell>
          <table:table-cell table:style-name="Tabla2.H2" office:value-type="string">
            <text:p text:style-name="P60"/>
          </table:table-cell>
        </table:table-row>
        <table:table-row>
          <table:table-cell table:style-name="Tabla2.A3" office:value-type="string">
            <text:p text:style-name="P57"/>
          </table:table-cell>
          <table:table-cell table:style-name="Tabla2.B3" office:value-type="string">
            <text:p text:style-name="P57"/>
          </table:table-cell>
          <table:table-cell table:style-name="Tabla2.C3" office:value-type="string">
            <text:p text:style-name="P59"/>
          </table:table-cell>
          <table:table-cell table:style-name="Tabla2.D3" office:value-type="string">
            <text:p text:style-name="P61"/>
          </table:table-cell>
          <table:table-cell table:style-name="Tabla2.E3" office:value-type="string">
            <text:p text:style-name="P89">→</text:p>
          </table:table-cell>
          <table:table-cell table:style-name="Tabla2.F3" office:value-type="string">
            <text:p text:style-name="P61"/>
          </table:table-cell>
          <table:table-cell table:style-name="Tabla2.G3" office:value-type="string">
            <text:list xml:id="list4102432667" text:style-name="L2">
              <text:list-header>
                <text:p text:style-name="P56"/>
              </text:list-header>
            </text:list>
          </table:table-cell>
          <table:table-cell table:style-name="Tabla2.H3" office:value-type="string">
            <text:p text:style-name="P62"/>
          </table:table-cell>
        </table:table-row>
        <table:table-row>
          <table:table-cell table:style-name="Tabla2.A4" office:value-type="string">
            <text:p text:style-name="P57"/>
          </table:table-cell>
          <table:table-cell table:style-name="Tabla2.B4" office:value-type="string">
            <text:p text:style-name="P57"/>
          </table:table-cell>
          <table:table-cell table:style-name="Tabla2.C4" office:value-type="string">
            <text:p text:style-name="P59"/>
          </table:table-cell>
          <table:table-cell table:style-name="Tabla2.D4" office:value-type="string">
            <text:p text:style-name="P63"/>
          </table:table-cell>
          <table:table-cell table:style-name="Tabla2.E4" office:value-type="string">
            <text:p text:style-name="P89">→</text:p>
          </table:table-cell>
          <table:table-cell table:style-name="Tabla2.F4" office:value-type="string">
            <text:p text:style-name="P63"/>
          </table:table-cell>
          <table:table-cell table:style-name="Tabla2.G4" office:value-type="string">
            <text:list xml:id="list184001730591993" text:continue-numbering="true" text:style-name="L2">
              <text:list-header>
                <text:p text:style-name="P56"/>
              </text:list-header>
            </text:list>
          </table:table-cell>
          <table:table-cell table:style-name="Tabla2.H4" office:value-type="string">
            <text:p text:style-name="P64"/>
          </table:table-cell>
        </table:table-row>
      </table:table>
      <text:p text:style-name="P5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row table:style-name="Tabla4.1">
          <table:table-cell table:style-name="Tabla4.A1" table:number-rows-spanned="2" office:value-type="string">
            <text:p text:style-name="P79">Relación</text:p>
          </table:table-cell>
          <table:table-cell table:style-name="Tabla4.A1" table:number-rows-spanned="2" office:value-type="string">
            <text:p text:style-name="P79">Clave primaria</text:p>
          </table:table-cell>
          <table:table-cell table:style-name="Tabla4.A1" table:number-rows-spanned="2" table:number-columns-spanned="3" office:value-type="string">
            <text:p text:style-name="P79">Clave ajena <text:span text:style-name="T2">o foránea</text:span></text:p>
          </table:table-cell>
          <table:covered-table-cell/>
          <table:covered-table-cell/>
          <table:table-cell table:style-name="Tabla4.A1" table:number-rows-spanned="2" office:value-type="string">
            <text:p text:style-name="P79">Atributos NO primos</text:p>
          </table:table-cell>
          <table:table-cell table:style-name="Tabla4.A1" table:number-rows-spanned="2" office:value-type="string">
            <text:p text:style-name="P79">Cardinalidad</text:p>
          </table:table-cell>
          <table:table-cell table:style-name="Tabla4.A1" table:number-columns-spanned="2" office:value-type="string">
            <text:p text:style-name="P79">Entidad</text:p>
          </table:table-cell>
          <table:covered-table-cell/>
          <table:table-cell table:style-name="Tabla4.J1" table:number-columns-spanned="2" office:value-type="string">
            <text:p text:style-name="P80">Entidad</text:p>
          </table:table-cell>
          <table:covered-table-cell/>
        </table:table-row>
        <table:table-row table:style-name="Tabla4.1">
          <table:covered-table-cell table:style-name="Tabla4.A1"/>
          <table:covered-table-cell table:style-name="Tabla4.A1"/>
          <table:covered-table-cell table:style-name="Tabla4.A1"/>
          <table:covered-table-cell/>
          <table:covered-table-cell/>
          <table:covered-table-cell table:style-name="Tabla4.A1"/>
          <table:covered-table-cell table:style-name="Tabla4.A1"/>
          <table:table-cell table:style-name="Tabla4.H2" office:value-type="string">
            <text:p text:style-name="P79">Nombre</text:p>
          </table:table-cell>
          <table:table-cell table:style-name="Tabla4.H2" office:value-type="string">
            <text:p text:style-name="P79">Participación</text:p>
          </table:table-cell>
          <table:table-cell table:style-name="Tabla4.H2" office:value-type="string">
            <text:p text:style-name="P80">Nombre</text:p>
          </table:table-cell>
          <table:table-cell table:style-name="Tabla4.K2" office:value-type="string">
            <text:p text:style-name="P80">Participación</text:p>
          </table:table-cell>
        </table:table-row>
        <table:table-row table:style-name="Tabla4.1">
          <table:table-cell table:style-name="Tabla4.A3" office:value-type="string">
            <text:p text:style-name="P57"/>
          </table:table-cell>
          <table:table-cell table:style-name="Tabla4.B3" office:value-type="string">
            <text:p text:style-name="P65"/>
          </table:table-cell>
          <table:table-cell table:style-name="Tabla4.C3" office:value-type="string">
            <text:p text:style-name="P66"/>
          </table:table-cell>
          <table:table-cell table:style-name="Tabla4.D3" office:value-type="string">
            <text:p text:style-name="P89">→→</text:p>
          </table:table-cell>
          <table:table-cell table:style-name="Tabla4.E3" office:value-type="string">
            <text:p text:style-name="P67"/>
          </table:table-cell>
          <table:table-cell table:style-name="Tabla4.F3" office:value-type="string">
            <text:p text:style-name="P65"/>
          </table:table-cell>
          <table:table-cell table:style-name="Tabla4.G3" office:value-type="string">
            <text:p text:style-name="P65"/>
          </table:table-cell>
          <table:table-cell table:style-name="Tabla4.H3" office:value-type="string">
            <text:p text:style-name="P65"/>
          </table:table-cell>
          <table:table-cell table:style-name="Tabla4.I3" office:value-type="string">
            <text:p text:style-name="P65"/>
          </table:table-cell>
          <table:table-cell table:style-name="Tabla4.J3" office:value-type="string">
            <text:p text:style-name="P65"/>
          </table:table-cell>
          <table:table-cell table:style-name="Tabla4.K3" office:value-type="string">
            <text:p text:style-name="P65"/>
          </table:table-cell>
        </table:table-row>
        <table:table-row table:style-name="Tabla4.1">
          <table:table-cell table:style-name="Tabla4.A3" office:value-type="string">
            <text:p text:style-name="P57"/>
          </table:table-cell>
          <table:table-cell table:style-name="Tabla4.B4" office:value-type="string">
            <text:p text:style-name="P65"/>
          </table:table-cell>
          <table:table-cell table:style-name="Tabla4.C4" office:value-type="string">
            <text:p text:style-name="P66"/>
          </table:table-cell>
          <table:table-cell table:style-name="Tabla4.D4" office:value-type="string">
            <text:p text:style-name="P89">→→</text:p>
          </table:table-cell>
          <table:table-cell table:style-name="Tabla4.E4" office:value-type="string">
            <text:p text:style-name="P67"/>
          </table:table-cell>
          <table:table-cell table:style-name="Tabla4.F3" office:value-type="string">
            <text:p text:style-name="P65"/>
          </table:table-cell>
          <table:table-cell table:style-name="Tabla4.G4" office:value-type="string">
            <text:p text:style-name="P65"/>
          </table:table-cell>
          <table:table-cell table:style-name="Tabla4.H4" office:value-type="string">
            <text:p text:style-name="P65"/>
          </table:table-cell>
          <table:table-cell table:style-name="Tabla4.I4" office:value-type="string">
            <text:p text:style-name="P65"/>
          </table:table-cell>
          <table:table-cell table:style-name="Tabla4.J4" office:value-type="string">
            <text:p text:style-name="P65"/>
          </table:table-cell>
          <table:table-cell table:style-name="Tabla4.K4" office:value-type="string">
            <text:p text:style-name="P65"/>
          </table:table-cell>
        </table:table-row>
        <table:table-row table:style-name="Tabla4.1">
          <table:table-cell table:style-name="Tabla4.A5" office:value-type="string">
            <text:p text:style-name="P57"/>
          </table:table-cell>
          <table:table-cell table:style-name="Tabla4.B5" office:value-type="string">
            <text:p text:style-name="P65"/>
          </table:table-cell>
          <table:table-cell table:style-name="Tabla4.C5" office:value-type="string">
            <text:p text:style-name="P66"/>
          </table:table-cell>
          <table:table-cell table:style-name="Tabla4.D5" office:value-type="string">
            <text:p text:style-name="P89">→→</text:p>
          </table:table-cell>
          <table:table-cell table:style-name="Tabla4.E5" office:value-type="string">
            <text:p text:style-name="P67"/>
          </table:table-cell>
          <table:table-cell table:style-name="Tabla4.F5" office:value-type="string">
            <text:p text:style-name="P65"/>
          </table:table-cell>
          <table:table-cell table:style-name="Tabla4.G5" office:value-type="string">
            <text:p text:style-name="P65"/>
          </table:table-cell>
          <table:table-cell table:style-name="Tabla4.H5" office:value-type="string">
            <text:p text:style-name="P65"/>
          </table:table-cell>
          <table:table-cell table:style-name="Tabla4.I5" office:value-type="string">
            <text:p text:style-name="P65"/>
          </table:table-cell>
          <table:table-cell table:style-name="Tabla4.J5" office:value-type="string">
            <text:p text:style-name="P65"/>
          </table:table-cell>
          <table:table-cell table:style-name="Tabla4.K5" office:value-type="string">
            <text:p text:style-name="P65"/>
          </table:table-cell>
        </table:table-row>
      </table:table>
      <text:p text:style-name="P52"/>
      <text:p text:style-name="P54"/>
      <text:p text:style-name="P52"/>
      <text:p text:style-name="P50"/>
      <table:table table:name="Táboa4" table:style-name="Táboa4">
        <table:table-column table:style-name="Táboa4.A"/>
        <table:table-row>
          <table:table-cell table:style-name="Táboa4.A1" office:value-type="string">
            <text:p text:style-name="P77">Modelo Relaci<text:span text:style-name="T8">onal</text:span></text:p>
          </table:table-cell>
        </table:table-row>
        <table:table-row table:style-name="Táboa4.2">
          <table:table-cell table:style-name="Táboa4.A2" office:value-type="string">
            <text:p text:style-name="P86"/>
          </table:table-cell>
        </table:table-row>
      </table:table>
      <text:p text:style-name="P51"/>
      <text:p text:style-name="P51"/>
      <table:table table:name="Táboa2" table:style-name="Táboa2">
        <table:table-column table:style-name="Táboa2.A"/>
        <table:table-column table:style-name="Táboa2.B"/>
        <table:table-column table:style-name="Táboa2.A"/>
        <table:table-column table:style-name="Táboa2.D"/>
        <table:table-column table:style-name="Táboa2.E"/>
        <table:table-column table:style-name="Táboa2.F"/>
        <table:table-column table:style-name="Táboa2.G"/>
        <table:table-column table:style-name="Táboa2.H"/>
        <table:table-column table:style-name="Táboa2.I"/>
        <table:table-row table:style-name="Táboa2.1">
          <table:table-cell table:style-name="Táboa2.A1" table:number-rows-spanned="2" office:value-type="string">
            <text:p text:style-name="P81">Relación</text:p>
          </table:table-cell>
          <table:table-cell table:style-name="Táboa2.A1" table:number-rows-spanned="2" office:value-type="string">
            <text:p text:style-name="P81">Clave primaria</text:p>
          </table:table-cell>
          <table:table-cell table:style-name="Táboa2.A1" table:number-rows-spanned="2" office:value-type="string">
            <text:p text:style-name="P81">Clave alterna</text:p>
          </table:table-cell>
          <table:table-cell table:style-name="Táboa2.A1" table:number-rows-spanned="2" table:number-columns-spanned="3" office:value-type="string">
            <text:p text:style-name="P81">Clave foránea</text:p>
          </table:table-cell>
          <table:covered-table-cell/>
          <table:covered-table-cell/>
          <table:table-cell table:style-name="Táboa2.A1" table:number-rows-spanned="2" office:value-type="string">
            <text:p text:style-name="P81">Atributos NO primos</text:p>
          </table:table-cell>
          <table:table-cell table:style-name="Táboa2.H1" table:number-columns-spanned="2" office:value-type="string">
            <text:p text:style-name="P81">Transtividad entre atributos</text:p>
          </table:table-cell>
          <table:covered-table-cell/>
        </table:table-row>
        <table:table-row table:style-name="Táboa2.1"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covered-table-cell/>
          <table:covered-table-cell/>
          <table:covered-table-cell table:style-name="Táboa2.A1"/>
          <table:table-cell table:style-name="Táboa2.H2" office:value-type="string">
            <text:p text:style-name="P82">SÍ primos</text:p>
          </table:table-cell>
          <table:table-cell table:style-name="Táboa2.I2" office:value-type="string">
            <text:p text:style-name="P82">NO primos</text:p>
          </table:table-cell>
        </table:table-row>
        <table:table-row>
          <table:table-cell table:style-name="Táboa2.A3" office:value-type="string">
            <text:p text:style-name="P68"/>
          </table:table-cell>
          <table:table-cell table:style-name="Táboa2.B3" office:value-type="string">
            <text:p text:style-name="P68"/>
          </table:table-cell>
          <table:table-cell table:style-name="Táboa2.C3" office:value-type="string">
            <text:p text:style-name="P68"/>
          </table:table-cell>
          <table:table-cell table:style-name="Táboa2.D3" office:value-type="string">
            <text:p text:style-name="P64"/>
          </table:table-cell>
          <table:table-cell table:style-name="Táboa2.E3" office:value-type="string">
            <text:p text:style-name="P89">→</text:p>
          </table:table-cell>
          <table:table-cell table:style-name="Táboa2.F3" office:value-type="string">
            <text:p text:style-name="P64"/>
          </table:table-cell>
          <table:table-cell table:style-name="Táboa2.G3" office:value-type="string">
            <text:p text:style-name="P68"/>
          </table:table-cell>
          <table:table-cell table:style-name="Táboa2.H3" office:value-type="string">
            <text:p text:style-name="P70"/>
          </table:table-cell>
          <table:table-cell table:style-name="Táboa2.I3" office:value-type="string">
            <text:p text:style-name="P64"/>
          </table:table-cell>
        </table:table-row>
        <table:table-row>
          <table:table-cell table:style-name="Táboa2.A3" office:value-type="string">
            <text:p text:style-name="P68"/>
          </table:table-cell>
          <table:table-cell table:style-name="Táboa2.B4" office:value-type="string">
            <text:p text:style-name="P68"/>
          </table:table-cell>
          <table:table-cell table:style-name="Táboa2.C4" office:value-type="string">
            <text:p text:style-name="P64"/>
          </table:table-cell>
          <table:table-cell table:style-name="Táboa2.D4" office:value-type="string">
            <text:p text:style-name="P69"/>
          </table:table-cell>
          <table:table-cell table:style-name="Táboa2.E4" office:value-type="string">
            <text:p text:style-name="P89">→</text:p>
          </table:table-cell>
          <table:table-cell table:style-name="Táboa2.F4" office:value-type="string">
            <text:p text:style-name="P69"/>
          </table:table-cell>
          <table:table-cell table:style-name="Táboa2.G4" office:value-type="string">
            <text:p text:style-name="P68"/>
          </table:table-cell>
          <table:table-cell table:style-name="Táboa2.H4" office:value-type="string">
            <text:p text:style-name="P64"/>
          </table:table-cell>
          <table:table-cell table:style-name="Táboa2.I4" office:value-type="string">
            <text:p text:style-name="P64"/>
          </table:table-cell>
        </table:table-row>
        <table:table-row>
          <table:table-cell table:style-name="Táboa2.A5" office:value-type="string">
            <text:p text:style-name="P68"/>
          </table:table-cell>
          <table:table-cell table:style-name="Táboa2.B5" office:value-type="string">
            <text:p text:style-name="P68"/>
          </table:table-cell>
          <table:table-cell table:style-name="Táboa2.C5" office:value-type="string">
            <text:p text:style-name="P64"/>
          </table:table-cell>
          <table:table-cell table:style-name="Táboa2.D5" office:value-type="string">
            <text:p text:style-name="P71"/>
          </table:table-cell>
          <table:table-cell table:style-name="Táboa2.E5" office:value-type="string">
            <text:p text:style-name="P89">→</text:p>
          </table:table-cell>
          <table:table-cell table:style-name="Táboa2.F5" office:value-type="string">
            <text:p text:style-name="P89"/>
          </table:table-cell>
          <table:table-cell table:style-name="Táboa2.G5" office:value-type="string">
            <text:p text:style-name="P68"/>
          </table:table-cell>
          <table:table-cell table:style-name="Táboa2.H5" office:value-type="string">
            <text:p text:style-name="P64"/>
          </table:table-cell>
          <table:table-cell table:style-name="Táboa2.I5" office:value-type="string">
            <text:p text:style-name="P68"/>
          </table:table-cell>
        </table:table-row>
      </table:table>
      <text:p text:style-name="P53"/>
      <table:table table:name="Táboa6" table:style-name="Táboa6">
        <table:table-column table:style-name="Táboa6.A"/>
        <table:table-column table:style-name="Táboa6.B"/>
        <table:table-column table:style-name="Táboa6.C"/>
        <table:table-column table:style-name="Táboa6.D"/>
        <table:table-column table:style-name="Táboa6.E"/>
        <table:table-column table:style-name="Táboa6.F"/>
        <table:table-row table:style-name="Táboa6.1">
          <table:table-cell table:style-name="Táboa6.A1" table:number-rows-spanned="2" office:value-type="string">
            <text:p text:style-name="P83">Relación</text:p>
          </table:table-cell>
          <table:table-cell table:style-name="Táboa6.A1" table:number-columns-spanned="4" office:value-type="string">
            <text:p text:style-name="P84">Forma Normal que cumple</text:p>
          </table:table-cell>
          <table:covered-table-cell/>
          <table:covered-table-cell/>
          <table:covered-table-cell/>
          <table:table-cell table:style-name="Táboa6.F1" table:number-rows-spanned="2" office:value-type="string">
            <text:p text:style-name="P84">Relación en FNBC</text:p>
          </table:table-cell>
        </table:table-row>
        <table:table-row table:style-name="Táboa6.1">
          <table:covered-table-cell table:style-name="Táboa6.A1"/>
          <table:table-cell table:style-name="Táboa6.B2" office:value-type="string">
            <text:p text:style-name="P83">1FN</text:p>
            <text:p text:style-name="P85">DF</text:p>
          </table:table-cell>
          <table:table-cell table:style-name="Táboa6.B2" office:value-type="string">
            <text:p text:style-name="P83">2FN <text:span text:style-name="T9">DFC</text:span></text:p>
          </table:table-cell>
          <table:table-cell table:style-name="Táboa6.B2" office:value-type="string">
            <text:p text:style-name="P83">3FN <text:span text:style-name="T9">DFTNP</text:span></text:p>
          </table:table-cell>
          <table:table-cell table:style-name="Táboa6.B2" office:value-type="string">
            <text:p text:style-name="P83">FNBC</text:p>
            <text:p text:style-name="P85">DFTP</text:p>
          </table:table-cell>
          <table:covered-table-cell table:style-name="Táboa6.F1"/>
        </table:table-row>
        <table:table-row>
          <table:table-cell table:style-name="Táboa6.A3" office:value-type="string">
            <text:p text:style-name="P72"/>
          </table:table-cell>
          <table:table-cell table:style-name="Táboa6.B3" office:value-type="string">
            <text:p text:style-name="P73"/>
          </table:table-cell>
          <table:table-cell table:style-name="Táboa6.C3" office:value-type="string">
            <text:p text:style-name="P73"/>
          </table:table-cell>
          <table:table-cell table:style-name="Táboa6.D3" office:value-type="string">
            <text:p text:style-name="P73"/>
          </table:table-cell>
          <table:table-cell table:style-name="Táboa6.E3" office:value-type="string">
            <text:p text:style-name="P73"/>
          </table:table-cell>
          <table:table-cell table:style-name="Táboa6.F3" office:value-type="string">
            <text:p text:style-name="P74"/>
          </table:table-cell>
        </table:table-row>
        <table:table-row>
          <table:table-cell table:style-name="Táboa6.A3" office:value-type="string">
            <text:p text:style-name="P72"/>
          </table:table-cell>
          <table:table-cell table:style-name="Táboa6.B4" office:value-type="string">
            <text:p text:style-name="P73"/>
          </table:table-cell>
          <table:table-cell table:style-name="Táboa6.C4" office:value-type="string">
            <text:p text:style-name="P73"/>
          </table:table-cell>
          <table:table-cell table:style-name="Táboa6.D4" office:value-type="string">
            <text:p text:style-name="P73"/>
          </table:table-cell>
          <table:table-cell table:style-name="Táboa6.E4" office:value-type="string">
            <text:p text:style-name="P73"/>
          </table:table-cell>
          <table:table-cell table:style-name="Táboa6.F4" office:value-type="string">
            <text:p text:style-name="P75"/>
          </table:table-cell>
        </table:table-row>
        <table:table-row>
          <table:table-cell table:style-name="Táboa6.A5" office:value-type="string">
            <text:p text:style-name="P72"/>
          </table:table-cell>
          <table:table-cell table:style-name="Táboa6.B5" office:value-type="string">
            <text:p text:style-name="P73"/>
          </table:table-cell>
          <table:table-cell table:style-name="Táboa6.C5" office:value-type="string">
            <text:p text:style-name="P73"/>
          </table:table-cell>
          <table:table-cell table:style-name="Táboa6.D5" office:value-type="string">
            <text:p text:style-name="P73"/>
          </table:table-cell>
          <table:table-cell table:style-name="Táboa6.E5" office:value-type="string">
            <text:p text:style-name="P73"/>
          </table:table-cell>
          <table:table-cell table:style-name="Táboa6.F5" office:value-type="string">
            <text:p text:style-name="P76"/>
          </table:table-cell>
        </table:table-row>
      </table:table>
      <text:p text:style-name="P54"/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9H18M36S</meta:editing-duration>
    <meta:editing-cycles>84</meta:editing-cycles>
    <meta:generator>LibreOffice/7.5.3.2$Windows_X86_64 LibreOffice_project/9f56dff12ba03b9acd7730a5a481eea045e468f3</meta:generator>
    <dc:date>2023-11-13T18:40:00.518000000</dc:date>
    <meta:document-statistic meta:table-count="7" meta:image-count="0" meta:object-count="0" meta:page-count="3" meta:paragraph-count="54" meta:word-count="331" meta:character-count="2060" meta:non-whitespace-character-count="1789"/>
  </office:meta>
</office:document-meta>
</file>